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roman"/>
    <style:font-face style:name="LiberationSans" svg:font-family="LiberationSans"/>
    <style:font-face style:name="LiberationSans1" svg:font-family="Liberation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eaeaf2"/>
    </style:style>
    <style:style style:name="gr3" style:family="graphic" style:parent-style-name="standard">
      <style:graphic-properties draw:stroke="solid" svg:stroke-width="0.035cm" svg:stroke-color="#ffffff" draw:stroke-linejoin="round" svg:stroke-linecap="round" draw:fill="none" fo:padding-top="0.017cm" fo:padding-bottom="0.017cm" fo:padding-left="0.017cm" fo:padding-right="0.017cm"/>
    </style:style>
    <style:style style:name="gr4" style:family="graphic" style:parent-style-name="standard">
      <style:graphic-properties draw:stroke="none" draw:fill="solid" draw:fill-color="#262626"/>
    </style:style>
    <style:style style:name="gr5"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6" style:family="graphic" style:parent-style-name="standard">
      <style:graphic-properties draw:stroke="none" draw:fill="none" draw:textarea-horizontal-align="left" draw:textarea-vertical-align="top" draw:auto-grow-height="true" draw:auto-grow-width="true" fo:min-height="0.387cm" fo:min-width="0.387cm" fo:padding-top="0cm" fo:padding-bottom="0cm" fo:padding-left="0cm" fo:padding-right="0cm"/>
      <style:paragraph-properties style:writing-mode="lr-tb"/>
    </style:style>
    <style:style style:name="gr7" style:family="graphic" style:parent-style-name="standard">
      <style:graphic-properties draw:stroke="solid" svg:stroke-width="0.061cm" svg:stroke-color="#4c72b0" draw:stroke-linejoin="round" svg:stroke-linecap="round" draw:fill="none" fo:padding-top="0.03cm" fo:padding-bottom="0.03cm" fo:padding-left="0.03cm" fo:padding-right="0.03cm"/>
    </style:style>
    <style:style style:name="gr8" style:family="graphic" style:parent-style-name="standard">
      <style:graphic-properties draw:stroke="solid" svg:stroke-width="0.061cm" svg:stroke-color="#55a868" draw:stroke-linejoin="round" svg:stroke-linecap="round" draw:fill="none" fo:padding-top="0.03cm" fo:padding-bottom="0.03cm" fo:padding-left="0.03cm" fo:padding-right="0.03cm"/>
    </style:style>
    <style:style style:name="gr9" style:family="graphic" style:parent-style-name="standard">
      <style:graphic-properties draw:stroke="solid" svg:stroke-width="0.061cm" svg:stroke-color="#c44e52" draw:stroke-linejoin="round" svg:stroke-linecap="round" draw:fill="none" fo:padding-top="0.03cm" fo:padding-bottom="0.03cm" fo:padding-left="0.03cm" fo:padding-right="0.03cm"/>
    </style:style>
    <style:style style:name="gr10" style:family="graphic" style:parent-style-name="standard">
      <style:graphic-properties draw:stroke="solid" svg:stroke-width="0.061cm" svg:stroke-color="#8172b2" draw:stroke-linejoin="round" svg:stroke-linecap="round" draw:fill="none" fo:padding-top="0.03cm" fo:padding-bottom="0.03cm" fo:padding-left="0.03cm" fo:padding-right="0.03cm"/>
    </style:style>
    <style:style style:name="gr11" style:family="graphic" style:parent-style-name="standard">
      <style:graphic-properties draw:stroke="solid" svg:stroke-width="0.051cm" svg:stroke-color="#000000" draw:stroke-linejoin="round" svg:stroke-linecap="butt" draw:fill="none" draw:fill-color="#111111" fo:padding-top="0.025cm" fo:padding-bottom="0.025cm" fo:padding-left="0.025cm" fo:padding-right="0.025cm"/>
    </style:style>
    <style:style style:name="gr12" style:family="graphic" style:parent-style-name="standard">
      <style:graphic-properties draw:stroke="solid" svg:stroke-width="0.034cm" svg:stroke-color="#000000" draw:stroke-linejoin="miter" svg:stroke-linecap="butt" draw:fill="none" fo:padding-top="0.017cm" fo:padding-bottom="0.017cm" fo:padding-left="0.017cm" fo:padding-right="0.017cm"/>
    </style:style>
    <style:style style:name="gr13" style:family="graphic" style:parent-style-name="standard">
      <style:graphic-properties draw:stroke="none" draw:fill="solid" draw:fill-color="#000000"/>
    </style:style>
    <style:style style:name="gr14" style:family="graphic" style:parent-style-name="standard">
      <style:graphic-properties draw:stroke="solid" svg:stroke-width="0.051cm" svg:stroke-color="#000000" draw:stroke-linejoin="round" svg:stroke-linecap="butt" draw:fill="solid" draw:fill-color="#111111" fo:padding-top="0.025cm" fo:padding-bottom="0.025cm" fo:padding-left="0.025cm" fo:padding-right="0.025cm"/>
    </style:style>
    <style:style style:name="gr15" style:family="graphic" style:parent-style-name="standard">
      <style:graphic-properties draw:stroke="none" svg:stroke-color="#000000" draw:fill="none" draw:fill-color="#ffffff" fo:min-height="0.952cm"/>
      <style:paragraph-properties style:writing-mode="lr-tb"/>
    </style:style>
    <style:style style:name="gr16" style:family="graphic" style:parent-style-name="standard">
      <style:graphic-properties draw:stroke="none" svg:stroke-color="#000000" draw:fill="none" draw:fill-color="#ffffff" fo:min-height="1.873cm"/>
      <style:paragraph-properties style:writing-mode="lr-tb"/>
    </style:style>
    <style:style style:name="P1" style:family="paragraph">
      <loext:graphic-properties draw:fill="solid" draw:fill-color="#ffffff"/>
    </style:style>
    <style:style style:name="P2" style:family="paragraph">
      <loext:graphic-properties draw:fill="solid" draw:fill-color="#eaeaf2"/>
    </style:style>
    <style:style style:name="P3" style:family="paragraph">
      <loext:graphic-properties draw:fill="none"/>
    </style:style>
    <style:style style:name="P4" style:family="paragraph">
      <loext:graphic-properties draw:fill="solid" draw:fill-color="#262626"/>
    </style:style>
    <style:style style:name="P5" style:family="paragraph">
      <style:paragraph-properties fo:text-align="start" style:writing-mode="lr-tb"/>
    </style:style>
    <style:style style:name="P6" style:family="paragraph">
      <loext:graphic-properties draw:fill="none"/>
      <style:text-properties fo:font-size="10pt" style:font-size-asian="10pt" style:font-size-complex="10pt"/>
    </style:style>
    <style:style style:name="P7" style:family="paragraph">
      <loext:graphic-properties draw:fill="none"/>
      <style:text-properties fo:font-size="11pt" style:font-size-asian="11pt" style:font-size-complex="11pt"/>
    </style:style>
    <style:style style:name="P8" style:family="paragraph">
      <loext:graphic-properties draw:fill="none" draw:fill-color="#111111"/>
    </style:style>
    <style:style style:name="P9" style:family="paragraph">
      <loext:graphic-properties draw:fill="solid" draw:fill-color="#000000"/>
    </style:style>
    <style:style style:name="P10" style:family="paragraph">
      <loext:graphic-properties draw:fill="solid" draw:fill-color="#111111"/>
    </style:style>
    <style:style style:name="P11"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T1" style:family="text">
      <style:text-properties fo:color="#262626" loext:opacity="100%" style:font-name="LiberationSans" fo:font-size="10pt" fo:font-weight="normal" style:font-size-asian="10pt" style:font-weight-asian="normal" style:font-name-complex="LiberationSans" style:font-size-complex="10pt" style:font-weight-complex="normal"/>
    </style:style>
    <style:style style:name="T2" style:family="text">
      <style:text-properties fo:color="#262626" loext:opacity="100%" style:font-name="LiberationSans" fo:font-size="11pt" fo:font-weight="normal" style:font-size-asian="11pt" style:font-weight-asian="normal" style:font-name-complex="LiberationSans" style:font-size-complex="11pt" style:font-weight-complex="normal"/>
    </style:style>
    <style:style style:name="T3" style:family="text">
      <style:text-properties style:font-name="Liberation Serif2" fo:font-style="italic" style:font-name-asian="Liberation Serif2" style:font-style-asian="italic" style:font-name-complex="Liberation Serif2" style:font-style-complex="italic"/>
    </style:style>
    <style:style style:name="T4" style:family="text">
      <style:text-properties style:font-name="Liberation Serif1" fo:font-style="italic" style:font-name-asian="Liberation Serif2" style:font-style-asian="italic" style:font-name-complex="Liberation Serif2"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0.32cm" svg:height="13.97cm" svg:x="0cm" svg:y="0cm" svg:viewBox="0 0 20321 13971" draw:points="0,13971 20321,13971 20321,0 0,0">
          <text:p/>
        </draw:polygon>
        <draw:polygon draw:style-name="gr2" draw:text-style-name="P2" draw:layer="layout" svg:width="19.558cm" svg:height="13.208cm" svg:x="0.381cm" svg:y="0.381cm" svg:viewBox="0 0 19559 13209" draw:points="0,13209 19559,13209 19559,0 0,0">
          <text:p/>
        </draw:polygon>
        <draw:line draw:style-name="gr3" draw:text-style-name="P3" draw:layer="layout" svg:x1="1.27cm" svg:y1="13.589cm" svg:x2="1.27cm" svg:y2="0.381cm">
          <text:p/>
        </draw:line>
        <draw:polygon draw:style-name="gr4" draw:text-style-name="P4" draw:layer="layout" svg:width="0.172cm" svg:height="0.025cm" svg:x="0.938cm" svg:y="7.357cm" svg:viewBox="0 0 173 26" draw:points="0,26 0,0 173,0 173,26">
          <text:p/>
        </draw:polygon>
        <draw:line draw:style-name="gr3" draw:text-style-name="P3" draw:layer="layout" svg:x1="3.492cm" svg:y1="13.589cm" svg:x2="3.492cm" svg:y2="0.381cm">
          <text:p/>
        </draw:line>
        <draw:frame draw:style-name="gr5" draw:text-style-name="P6" draw:layer="layout" svg:width="0.489cm" svg:height="0.395cm" svg:x="1.128cm" svg:y="7.168cm">
          <draw:text-box>
            <text:p text:style-name="P5"><text:span text:style-name="T1">2.0</text:span></text:p>
          </draw:text-box>
        </draw:frame>
        <draw:polygon draw:style-name="gr4" draw:text-style-name="P4" draw:layer="layout" svg:width="0.171cm" svg:height="0.025cm" svg:x="3.161cm" svg:y="7.357cm" svg:viewBox="0 0 172 26" draw:points="0,26 0,0 172,0 172,26">
          <text:p/>
        </draw:polygon>
        <draw:line draw:style-name="gr3" draw:text-style-name="P3" draw:layer="layout" svg:x1="5.715cm" svg:y1="13.589cm" svg:x2="5.715cm" svg:y2="0.381cm">
          <text:p/>
        </draw:line>
        <draw:frame draw:style-name="gr5" draw:text-style-name="P6" draw:layer="layout" svg:width="0.489cm" svg:height="0.395cm" svg:x="3.35cm" svg:y="7.168cm">
          <draw:text-box>
            <text:p text:style-name="P5"><text:span text:style-name="T1">1.5</text:span></text:p>
          </draw:text-box>
        </draw:frame>
        <draw:polygon draw:style-name="gr4" draw:text-style-name="P4" draw:layer="layout" svg:width="0.172cm" svg:height="0.025cm" svg:x="5.383cm" svg:y="7.357cm" svg:viewBox="0 0 173 26" draw:points="0,26 0,0 173,0 173,26">
          <text:p/>
        </draw:polygon>
        <draw:line draw:style-name="gr3" draw:text-style-name="P3" draw:layer="layout" svg:x1="7.937cm" svg:y1="13.589cm" svg:x2="7.937cm" svg:y2="0.381cm">
          <text:p/>
        </draw:line>
        <draw:frame draw:style-name="gr5" draw:text-style-name="P6" draw:layer="layout" svg:width="0.489cm" svg:height="0.395cm" svg:x="5.573cm" svg:y="7.168cm">
          <draw:text-box>
            <text:p text:style-name="P5"><text:span text:style-name="T1">1.0</text:span></text:p>
          </draw:text-box>
        </draw:frame>
        <draw:polygon draw:style-name="gr4" draw:text-style-name="P4" draw:layer="layout" svg:width="0.171cm" svg:height="0.025cm" svg:x="7.606cm" svg:y="7.357cm" svg:viewBox="0 0 172 26" draw:points="0,26 0,0 172,0 172,26">
          <text:p/>
        </draw:polygon>
        <draw:line draw:style-name="gr3" draw:text-style-name="P3" draw:layer="layout" svg:x1="10.16cm" svg:y1="13.589cm" svg:x2="10.16cm" svg:y2="0.381cm">
          <text:p/>
        </draw:line>
        <draw:frame draw:style-name="gr5" draw:text-style-name="P6" draw:layer="layout" svg:width="0.489cm" svg:height="0.395cm" svg:x="7.795cm" svg:y="7.168cm">
          <draw:text-box>
            <text:p text:style-name="P5"><text:span text:style-name="T1">0.5</text:span></text:p>
          </draw:text-box>
        </draw:frame>
        <draw:line draw:style-name="gr3" draw:text-style-name="P3" draw:layer="layout" svg:x1="12.382cm" svg:y1="13.589cm" svg:x2="12.382cm" svg:y2="0.381cm">
          <text:p/>
        </draw:line>
        <draw:frame draw:style-name="gr5" draw:text-style-name="P6" draw:layer="layout" svg:width="0.489cm" svg:height="0.395cm" svg:x="9.915cm" svg:y="7.168cm">
          <draw:text-box>
            <text:p text:style-name="P5"><text:span text:style-name="T1">0.0</text:span></text:p>
          </draw:text-box>
        </draw:frame>
        <draw:line draw:style-name="gr3" draw:text-style-name="P3" draw:layer="layout" svg:x1="14.605cm" svg:y1="13.589cm" svg:x2="14.605cm" svg:y2="0.381cm">
          <text:p/>
        </draw:line>
        <draw:frame draw:style-name="gr5" draw:text-style-name="P6" draw:layer="layout" svg:width="0.489cm" svg:height="0.395cm" svg:x="12.137cm" svg:y="7.168cm">
          <draw:text-box>
            <text:p text:style-name="P5"><text:span text:style-name="T1">0.5</text:span></text:p>
          </draw:text-box>
        </draw:frame>
        <draw:line draw:style-name="gr3" draw:text-style-name="P3" draw:layer="layout" svg:x1="16.827cm" svg:y1="13.589cm" svg:x2="16.827cm" svg:y2="0.381cm">
          <text:p/>
        </draw:line>
        <draw:frame draw:style-name="gr5" draw:text-style-name="P6" draw:layer="layout" svg:width="0.489cm" svg:height="0.395cm" svg:x="14.36cm" svg:y="7.168cm">
          <draw:text-box>
            <text:p text:style-name="P5"><text:span text:style-name="T1">1.0</text:span></text:p>
          </draw:text-box>
        </draw:frame>
        <draw:line draw:style-name="gr3" draw:text-style-name="P3" draw:layer="layout" svg:x1="19.05cm" svg:y1="13.589cm" svg:x2="19.05cm" svg:y2="0.381cm">
          <text:p/>
        </draw:line>
        <draw:frame draw:style-name="gr5" draw:text-style-name="P6" draw:layer="layout" svg:width="0.489cm" svg:height="0.395cm" svg:x="16.582cm" svg:y="7.168cm">
          <draw:text-box>
            <text:p text:style-name="P5"><text:span text:style-name="T1">1.5</text:span></text:p>
          </draw:text-box>
        </draw:frame>
        <draw:frame draw:style-name="gr5" draw:text-style-name="P6" draw:layer="layout" svg:width="0.489cm" svg:height="0.395cm" svg:x="18.805cm" svg:y="7.168cm">
          <draw:text-box>
            <text:p text:style-name="P5"><text:span text:style-name="T1">2.0</text:span></text:p>
          </draw:text-box>
        </draw:frame>
        <draw:line draw:style-name="gr3" draw:text-style-name="P3" draw:layer="layout" svg:x1="0.381cm" svg:y1="12.988cm" svg:x2="19.939cm" svg:y2="12.988cm">
          <text:p/>
        </draw:line>
        <draw:frame draw:style-name="gr6" draw:text-style-name="P7" draw:layer="layout" svg:width="0.387cm" svg:height="0.433cm" svg:x="10.063cm" svg:y="7.632cm">
          <draw:text-box>
            <text:p text:style-name="P5"><text:span text:style-name="T2">x</text:span></text:p>
          </draw:text-box>
        </draw:frame>
        <draw:polygon draw:style-name="gr4" draw:text-style-name="P4" draw:layer="layout" svg:width="0.172cm" svg:height="0.025cm" svg:x="9.527cm" svg:y="12.986cm" svg:viewBox="0 0 173 26" draw:points="0,26 0,0 173,0 173,26">
          <text:p/>
        </draw:polygon>
        <draw:line draw:style-name="gr3" draw:text-style-name="P3" draw:layer="layout" svg:x1="0.381cm" svg:y1="10.987cm" svg:x2="19.939cm" svg:y2="10.987cm">
          <text:p/>
        </draw:line>
        <draw:frame draw:style-name="gr5" draw:text-style-name="P6" draw:layer="layout" svg:width="0.352cm" svg:height="0.395cm" svg:x="9.717cm" svg:y="12.797cm">
          <draw:text-box>
            <text:p text:style-name="P5"><text:span text:style-name="T1">6</text:span></text:p>
          </draw:text-box>
        </draw:frame>
        <draw:polygon draw:style-name="gr4" draw:text-style-name="P4" draw:layer="layout" svg:width="0.172cm" svg:height="0.025cm" svg:x="9.527cm" svg:y="10.985cm" svg:viewBox="0 0 173 26" draw:points="0,26 0,0 173,0 173,26">
          <text:p/>
        </draw:polygon>
        <draw:line draw:style-name="gr3" draw:text-style-name="P3" draw:layer="layout" svg:x1="0.381cm" svg:y1="8.986cm" svg:x2="19.939cm" svg:y2="8.986cm">
          <text:p/>
        </draw:line>
        <draw:frame draw:style-name="gr5" draw:text-style-name="P6" draw:layer="layout" svg:width="0.352cm" svg:height="0.395cm" svg:x="9.717cm" svg:y="10.796cm">
          <draw:text-box>
            <text:p text:style-name="P5"><text:span text:style-name="T1">4</text:span></text:p>
          </draw:text-box>
        </draw:frame>
        <draw:polygon draw:style-name="gr4" draw:text-style-name="P4" draw:layer="layout" svg:width="0.172cm" svg:height="0.025cm" svg:x="9.527cm" svg:y="8.984cm" svg:viewBox="0 0 173 26" draw:points="0,26 0,0 173,0 173,26">
          <text:p/>
        </draw:polygon>
        <draw:line draw:style-name="gr3" draw:text-style-name="P3" draw:layer="layout" svg:x1="0.381cm" svg:y1="6.985cm" svg:x2="19.939cm" svg:y2="6.985cm">
          <text:p/>
        </draw:line>
        <draw:frame draw:style-name="gr5" draw:text-style-name="P6" draw:layer="layout" svg:width="0.352cm" svg:height="0.395cm" svg:x="9.717cm" svg:y="8.795cm">
          <draw:text-box>
            <text:p text:style-name="P5"><text:span text:style-name="T1">2</text:span></text:p>
          </draw:text-box>
        </draw:frame>
        <draw:line draw:style-name="gr3" draw:text-style-name="P3" draw:layer="layout" svg:x1="0.381cm" svg:y1="4.983cm" svg:x2="19.939cm" svg:y2="4.983cm">
          <text:p/>
        </draw:line>
        <draw:frame draw:style-name="gr5" draw:text-style-name="P6" draw:layer="layout" svg:width="0.352cm" svg:height="0.395cm" svg:x="9.717cm" svg:y="6.794cm">
          <draw:text-box>
            <text:p text:style-name="P5"><text:span text:style-name="T1">0</text:span></text:p>
          </draw:text-box>
        </draw:frame>
        <draw:line draw:style-name="gr3" draw:text-style-name="P3" draw:layer="layout" svg:x1="0.381cm" svg:y1="2.982cm" svg:x2="19.939cm" svg:y2="2.982cm">
          <text:p/>
        </draw:line>
        <draw:frame draw:style-name="gr5" draw:text-style-name="P6" draw:layer="layout" svg:width="0.352cm" svg:height="0.395cm" svg:x="9.717cm" svg:y="4.792cm">
          <draw:text-box>
            <text:p text:style-name="P5"><text:span text:style-name="T1">2</text:span></text:p>
          </draw:text-box>
        </draw:frame>
        <draw:line draw:style-name="gr3" draw:text-style-name="P3" draw:layer="layout" svg:x1="0.381cm" svg:y1="0.981cm" svg:x2="19.939cm" svg:y2="0.981cm">
          <text:p/>
        </draw:line>
        <draw:frame draw:style-name="gr5" draw:text-style-name="P6" draw:layer="layout" svg:width="0.352cm" svg:height="0.395cm" svg:x="9.717cm" svg:y="2.791cm">
          <draw:text-box>
            <text:p text:style-name="P5"><text:span text:style-name="T1">4</text:span></text:p>
          </draw:text-box>
        </draw:frame>
        <draw:frame draw:style-name="gr5" draw:text-style-name="P6" draw:layer="layout" svg:width="0.352cm" svg:height="0.395cm" svg:x="9.717cm" svg:y="0.79cm">
          <draw:text-box>
            <text:p text:style-name="P5"><text:span text:style-name="T1">6</text:span></text:p>
          </draw:text-box>
        </draw:frame>
        <draw:polyline draw:style-name="gr7" draw:text-style-name="P3" draw:layer="layout" svg:width="17.78cm" svg:height="12.007cm" svg:x="1.27cm" svg:y="0.981cm" svg:viewBox="0 0 17781 12008" draw:points="0,0 243,584 496,1157 741,1675 988,2163 1208,2569 1471,3023 1775,3502 2039,3883 2351,4290 2641,4631 2971,4974 3325,5294 3596,5506 3844,5677 4135,5850 4408,5988 4681,6103 4801,6146 4930,6189 5076,6231 5198,6262 5312,6288 5438,6313 5509,6325 5585,6337 5660,6348 5742,6358 5831,6367 5918,6375 5994,6380 6078,6384 6155,6387 6225,6389 6294,6390 6362,6390 6429,6389 6506,6387 6576,6384 6657,6380 6792,6372 6919,6361 7057,6347 7193,6331 7334,6312 7464,6292 7742,6246 8103,6176 8410,6111 8715,6044 9004,5979 9293,5915 9628,5843 9912,5787 10196,5736 10461,5695 10602,5676 10729,5661 10868,5647 11025,5635 11092,5630 11171,5626 11244,5623 11312,5621 11368,5620 11435,5619 11497,5620 11557,5620 11630,5622 11697,5625 11765,5628 11847,5633 11914,5639 11976,5645 12054,5653 12123,5662 12248,5680 12322,5692 12398,5707 12476,5723 12557,5741 12723,5783 12883,5831 13066,5894 13214,5952 13393,6031 13680,6178 13917,6320 14181,6501 14477,6733 14750,6978 15026,7255 15359,7632 15652,8004 15906,8360 16146,8722 16397,9133 16649,9579 16928,10110 17168,10603 17374,11050 17587,11540 17781,12008">
          <text:p/>
        </draw:polyline>
        <draw:polyline draw:style-name="gr8" draw:text-style-name="P3" draw:layer="layout" svg:width="17.78cm" svg:height="8.005cm" svg:x="1.27cm" svg:y="2.982cm" svg:viewBox="0 0 17781 8006" draw:points="0,0 247,538 534,1118 792,1600 1044,2034 1323,2474 1653,2943 1911,3274 2222,3628 2515,3922 2774,4151 3035,4353 3320,4543 3613,4705 3872,4823 4004,4874 4155,4926 4288,4965 4427,5000 4498,5016 4560,5028 4623,5039 4694,5051 4755,5060 4825,5068 4907,5077 4980,5083 5044,5087 5114,5090 5151,5091 5196,5092 5269,5093 5349,5092 5427,5089 5516,5085 5572,5081 5620,5077 5701,5070 5772,5062 5852,5052 5920,5042 5992,5031 6079,5016 6257,4981 6400,4948 6524,4918 6812,4837 7076,4752 7337,4660 7586,4565 7834,4466 8099,4354 8395,4225 8670,4103 8953,3975 9240,3847 9485,3738 9819,3595 10129,3468 10404,3362 10701,3256 10957,3174 11258,3089 11500,3031 11651,3000 11789,2976 11874,2963 11943,2953 12007,2945 12072,2938 12149,2931 12215,2925 12290,2921 12352,2918 12423,2915 12505,2914 12549,2914 12589,2915 12668,2917 12710,2919 12760,2921 12802,2924 12847,2928 12895,2932 12945,2938 13031,2948 13086,2956 13134,2964 13224,2980 13306,2996 13388,3015 13535,3054 13682,3100 13805,3143 13926,3191 14164,3300 14435,3449 14683,3610 14954,3813 15203,4027 15466,4282 15727,4567 15994,4889 16280,5274 16525,5635 16798,6077 17017,6459 17265,6924 17517,7434 17781,8006">
          <text:p/>
        </draw:polyline>
        <draw:polyline draw:style-name="gr9" draw:text-style-name="P3" draw:layer="layout" svg:width="17.78cm" svg:height="4.003cm" svg:x="1.27cm" svg:y="4.983cm" svg:viewBox="0 0 17781 4004" draw:points="0,0 307,596 590,1095 922,1621 1307,2157 1636,2553 1968,2898 2254,3155 2529,3366 2851,3572 3137,3718 3305,3790 3454,3844 3606,3890 3684,3911 3752,3927 3829,3943 3892,3955 3973,3969 4011,3974 4057,3980 4103,3986 4144,3990 4189,3994 4228,3996 4262,3999 4298,4000 4337,4002 4371,4003 4420,4004 4473,4004 4518,4003 4561,4002 4605,4000 4648,3998 4687,3995 4728,3992 4801,3985 4885,3975 4949,3966 5027,3954 5149,3932 5292,3901 5421,3869 5542,3836 5700,3787 5841,3738 6141,3622 6390,3513 6608,3408 6873,3271 7131,3128 7374,2987 7644,2822 7905,2657 8184,2476 8487,2274 8837,2039 9130,1841 9388,1668 9629,1509 9881,1345 10106,1202 10352,1051 10631,886 10865,756 11162,601 11460,459 11747,338 12013,240 12262,161 12363,133 12475,106 12606,77 12733,53 12798,42 12876,31 12954,22 13000,17 13042,13 13105,8 13163,5 13223,2 13281,1 13316,0 13355,0 13416,1 13448,2 13488,4 13527,6 13562,8 13629,14 13685,19 13751,27 13810,36 13888,49 13959,62 14021,75 14091,92 14179,115 14253,137 14397,185 14541,241 14680,303 14964,452 15233,625 15575,890 15867,1160 16082,1383 16278,1607 16502,1886 16750,2226 16994,2593 17221,2963 17501,3461 17781,4004">
          <text:p/>
        </draw:polyline>
        <draw:polyline draw:style-name="gr10" draw:text-style-name="P3" draw:layer="layout" svg:width="17.78cm" svg:height="6.163cm" svg:x="1.27cm" svg:y="3.903cm" svg:viewBox="0 0 17781 6164" draw:points="0,3082 337,3656 715,4218 1054,4656 1411,5050 1706,5326 2005,5564 2277,5743 2436,5831 2586,5905 2719,5962 2831,6004 2954,6045 3017,6063 3090,6082 3158,6098 3224,6112 3281,6123 3346,6133 3415,6143 3476,6150 3535,6155 3594,6159 3637,6161 3677,6162 3718,6163 3758,6164 3808,6163 3848,6162 3893,6160 3930,6158 3996,6154 4067,6147 4108,6142 4154,6137 4232,6125 4302,6113 4382,6098 4505,6070 4639,6035 4778,5993 4937,5938 5101,5874 5390,5745 5684,5593 5951,5439 6302,5214 6647,4972 6936,4756 7253,4505 7495,4306 7776,4069 8013,3864 8292,3618 8576,3365 8853,3115 9120,2875 9344,2674 9626,2424 9872,2208 10098,2015 10319,1829 10568,1624 10824,1423 11123,1198 11421,987 11681,817 11986,632 12240,494 12521,358 12845,225 13009,169 13149,127 13306,86 13372,72 13438,58 13499,47 13553,38 13620,28 13680,21 13732,15 13794,10 13857,5 13910,3 13967,1 14023,0 14057,1 14089,1 14121,2 14153,3 14189,5 14221,7 14281,12 14342,19 14402,26 14459,35 14525,46 14586,58 14641,70 14755,99 14890,140 15015,184 15140,235 15349,335 15576,466 15833,643 16063,827 16301,1045 16584,1343 16920,1750 17234,2187 17496,2594 17781,3082">
          <text:p/>
        </draw:polyline>
        <draw:polyline draw:style-name="gr7" draw:text-style-name="P3" draw:layer="layout" svg:width="0.705cm" svg:height="0cm" svg:x="17.936cm" svg:y="0.83cm" svg:viewBox="0 0 706 0" draw:points="0,0 353,0 706,0">
          <text:p/>
        </draw:polyline>
        <draw:frame draw:style-name="gr6" draw:text-style-name="P7" draw:layer="layout" svg:width="0.569cm" svg:height="0.433cm" draw:transform="rotate (1.5707963267949) translate (8.938cm 7.266cm)">
          <draw:text-box>
            <text:p text:style-name="P5"><text:span text:style-name="T2">f(x)</text:span></text:p>
          </draw:text-box>
        </draw:frame>
        <draw:polyline draw:style-name="gr8" draw:text-style-name="P3" draw:layer="layout" svg:width="0.705cm" svg:height="0cm" svg:x="17.936cm" svg:y="1.336cm" svg:viewBox="0 0 706 0" draw:points="0,0 353,0 706,0">
          <text:p/>
        </draw:polyline>
        <draw:frame draw:style-name="gr5" draw:text-style-name="P6" draw:layer="layout" svg:width="0.692cm" svg:height="0.395cm" svg:x="18.925cm" svg:y="0.635cm">
          <draw:text-box>
            <text:p text:style-name="P5"><text:span text:style-name="T1">a= 1</text:span></text:p>
          </draw:text-box>
        </draw:frame>
        <draw:polyline draw:style-name="gr9" draw:text-style-name="P3" draw:layer="layout" svg:width="0.705cm" svg:height="0cm" svg:x="17.936cm" svg:y="1.841cm" svg:viewBox="0 0 706 0" draw:points="0,0 353,0 706,0">
          <text:p/>
        </draw:polyline>
        <draw:frame draw:style-name="gr5" draw:text-style-name="P6" draw:layer="layout" svg:width="0.692cm" svg:height="0.395cm" svg:x="18.925cm" svg:y="1.14cm">
          <draw:text-box>
            <text:p text:style-name="P5"><text:span text:style-name="T1">a= 2</text:span></text:p>
          </draw:text-box>
        </draw:frame>
        <draw:polyline draw:style-name="gr10" draw:text-style-name="P3" draw:layer="layout" svg:width="0.705cm" svg:height="0cm" svg:x="17.936cm" svg:y="2.347cm" svg:viewBox="0 0 706 0" draw:points="0,0 353,0 706,0">
          <text:p/>
        </draw:polyline>
        <draw:frame draw:style-name="gr5" draw:text-style-name="P6" draw:layer="layout" svg:width="0.692cm" svg:height="0.395cm" svg:x="18.925cm" svg:y="1.646cm">
          <draw:text-box>
            <text:p text:style-name="P5"><text:span text:style-name="T1">a= 3</text:span></text:p>
          </draw:text-box>
        </draw:frame>
        <draw:frame draw:style-name="gr5" draw:text-style-name="P6" draw:layer="layout" svg:width="0.692cm" svg:height="0.395cm" svg:x="18.925cm" svg:y="2.151cm">
          <draw:text-box>
            <text:p text:style-name="P5"><text:span text:style-name="T1">a= 4</text:span></text:p>
          </draw:text-box>
        </draw:frame>
        <draw:path draw:style-name="gr11" draw:text-style-name="P8" draw:layer="layout" svg:width="0.318cm" svg:height="0.321cm" svg:x="10.02cm" svg:y="6.848cm" svg:viewBox="0 0 319 322" svg:d="M319 163c0 26-7 55-21 78-14 26-35 46-58 61-26 14-52 20-80 20-27 0-55-6-78-20-26-15-47-35-59-61-15-23-23-52-23-78 0-30 8-59 23-82 12-23 33-44 59-58 23-14 51-23 78-23 28 0 54 9 80 23 23 14 44 35 58 58s21 52 21 82z">
          <text:p/>
        </draw:path>
        <draw:g>
          <draw:line draw:style-name="gr12" draw:text-style-name="P3" draw:layer="layout" svg:x1="10.336cm" svg:y1="6.999cm" svg:x2="10.691cm" svg:y2="6.999cm">
            <text:p/>
          </draw:line>
          <draw:polygon draw:style-name="gr13" draw:text-style-name="P9" draw:layer="layout" svg:width="0.301cm" svg:height="0.3cm" svg:x="10.671cm" svg:y="6.849cm" svg:viewBox="0 0 302 301" draw:points="0,0 302,151 0,301">
            <text:p/>
          </draw:polygon>
        </draw:g>
        <draw:g>
          <draw:line draw:style-name="gr12" draw:text-style-name="P3" draw:layer="layout" svg:x1="10.02cm" svg:y1="6.999cm" svg:x2="9.651cm" svg:y2="6.999cm">
            <text:p/>
          </draw:line>
          <draw:polygon draw:style-name="gr13" draw:text-style-name="P9" draw:layer="layout" svg:width="0.301cm" svg:height="0.3cm" svg:x="9.371cm" svg:y="6.849cm" svg:viewBox="0 0 302 301" draw:points="302,301 0,151 302,0">
            <text:p/>
          </draw:polygon>
        </draw:g>
        <draw:g>
          <draw:g>
            <draw:path draw:style-name="gr14" draw:text-style-name="P10" draw:layer="layout" svg:width="0.318cm" svg:height="0.321cm" svg:x="16.29cm" svg:y="6.844cm" svg:viewBox="0 0 319 322" svg:d="M319 163c0 26-7 55-21 78-14 26-35 46-58 61-26 14-52 20-80 20-27 0-55-6-78-20-26-15-47-35-59-61-15-23-23-52-23-78 0-30 8-59 23-82 12-23 33-44 59-58 23-14 51-23 78-23 28 0 54 9 80 23 23 14 44 35 58 58s21 52 21 82z">
              <text:p/>
            </draw:path>
            <draw:g>
              <draw:line draw:style-name="gr12" draw:text-style-name="P3" draw:layer="layout" svg:x1="17.244cm" svg:y1="6.997cm" svg:x2="16.889cm" svg:y2="6.997cm">
                <text:p/>
              </draw:line>
              <draw:polygon draw:style-name="gr13" draw:text-style-name="P9" draw:layer="layout" svg:width="0.301cm" svg:height="0.3cm" draw:transform="rotate (-3.14159265358979) translate (16.9088456833429cm 7.14685766558234cm)" svg:viewBox="0 0 302 301" draw:points="0,0 302,151 0,301">
                <text:p/>
              </draw:polygon>
            </draw:g>
            <draw:g>
              <draw:line draw:style-name="gr12" draw:text-style-name="P3" draw:layer="layout" svg:x1="15.642cm" svg:y1="6.997cm" svg:x2="16.011cm" svg:y2="6.997cm">
                <text:p/>
              </draw:line>
              <draw:polygon draw:style-name="gr13" draw:text-style-name="P9" draw:layer="layout" svg:width="0.301cm" svg:height="0.3cm" draw:transform="rotate (-3.14159265358979) translate (16.291cm 7.147cm)" svg:viewBox="0 0 302 301" draw:points="302,301 0,151 302,0">
                <text:p/>
              </draw:polygon>
            </draw:g>
            <draw:frame draw:style-name="gr15" draw:text-style-name="P11" draw:layer="layout" svg:width="0.953cm" svg:height="0.952cm" svg:x="16.148cm" svg:y="6.033cm">
              <draw:text-box>
                <text:p><text:span text:style-name="T3">√</text:span><text:span text:style-name="T4">a</text:span></text:p>
              </draw:text-box>
            </draw:frame>
          </draw:g>
          <draw:g>
            <draw:path draw:style-name="gr14" draw:text-style-name="P10" draw:layer="layout" svg:width="0.318cm" svg:height="0.321cm" svg:x="3.665cm" svg:y="6.843cm" svg:viewBox="0 0 319 322" svg:d="M319 163c0 26-7 55-21 78-14 26-35 46-58 61-26 14-52 20-80 20-27 0-55-6-78-20-26-15-47-35-59-61-15-23-23-52-23-78 0-30 8-59 23-82 12-23 33-44 59-58 23-14 51-23 78-23 28 0 54 9 80 23 23 14 44 35 58 58s21 52 21 82z">
              <text:p/>
            </draw:path>
            <draw:g>
              <draw:line draw:style-name="gr12" draw:text-style-name="P3" draw:layer="layout" svg:x1="4.619cm" svg:y1="6.996cm" svg:x2="4.264cm" svg:y2="6.996cm">
                <text:p/>
              </draw:line>
              <draw:polygon draw:style-name="gr13" draw:text-style-name="P9" draw:layer="layout" svg:width="0.301cm" svg:height="0.3cm" draw:transform="rotate (-3.14159265358979) translate (4.2838456833429cm 7.14585766558234cm)" svg:viewBox="0 0 302 301" draw:points="0,0 302,151 0,301">
                <text:p/>
              </draw:polygon>
            </draw:g>
            <draw:g>
              <draw:line draw:style-name="gr12" draw:text-style-name="P3" draw:layer="layout" svg:x1="3.017cm" svg:y1="6.996cm" svg:x2="3.386cm" svg:y2="6.996cm">
                <text:p/>
              </draw:line>
              <draw:polygon draw:style-name="gr13" draw:text-style-name="P9" draw:layer="layout" svg:width="0.301cm" svg:height="0.3cm" draw:transform="rotate (-3.14159265358979) translate (3.666cm 7.146cm)" svg:viewBox="0 0 302 301" draw:points="302,301 0,151 302,0">
                <text:p/>
              </draw:polygon>
            </draw:g>
            <draw:frame draw:style-name="gr16" draw:text-style-name="P11" draw:layer="layout" svg:width="1.301cm" svg:height="1.873cm" svg:x="3.175cm" svg:y="6.032cm">
              <draw:text-box>
                <text:p><text:span text:style-name="T3">-√</text:span><text:span text:style-name="T4">a</text:span></text:p>
              </draw:text-box>
            </draw:frame>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roman"/>
    <style:font-face style:name="LiberationSans" svg:font-family="LiberationSans"/>
    <style:font-face style:name="LiberationSans1" svg:font-family="LiberationSans"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20.32cm" fo:page-height="13.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6-16T20:58:01.457709730</dc:date>
    <meta:editing-duration>PT13S</meta:editing-duration>
    <meta:editing-cycles>1</meta:editing-cycles>
    <meta:document-statistic meta:object-count="81"/>
    <meta:generator>LibreOffice/7.3.4.2$Linux_X86_64 LibreOffice_project/728fec16bd5f605073805c3c9e7c4212a0120dc5</meta:generator>
  </office:meta>
</office:document-meta>
</file>